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c28d" officeooo:paragraph-rsid="001137d2"/>
    </style:style>
    <style:style style:name="P2" style:family="paragraph" style:parent-style-name="Standard">
      <style:text-properties officeooo:rsid="001b8047" officeooo:paragraph-rsid="001137d2"/>
    </style:style>
    <style:style style:name="P3" style:family="paragraph" style:parent-style-name="Standard">
      <style:text-properties officeooo:paragraph-rsid="001137d2"/>
    </style:style>
    <style:style style:name="T1" style:family="text">
      <style:text-properties officeooo:rsid="0012b4fd"/>
    </style:style>
    <style:style style:name="T2" style:family="text">
      <style:text-properties officeooo:rsid="0014c28d"/>
    </style:style>
    <style:style style:name="T3" style:family="text">
      <style:text-properties officeooo:rsid="000fc41a"/>
    </style:style>
    <style:style style:name="T4" style:family="text">
      <style:text-properties style:text-underline-style="none" fo:font-weight="normal" officeooo:rsid="0012b4fd" style:font-weight-asian="normal" style:font-weight-complex="normal"/>
    </style:style>
    <style:style style:name="T5" style:family="text">
      <style:text-properties style:text-underline-style="none" fo:font-weight="normal" officeooo:rsid="00131ec2" style:font-weight-asian="normal" style:font-weight-complex="normal"/>
    </style:style>
    <style:style style:name="T6" style:family="text">
      <style:text-properties style:text-underline-style="none" officeooo:rsid="0012b4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</text:p>
      <text:p text:style-name="P3"><text:span text:style-name="T1">L’</text:span>état stable <text:span text:style-name="T1">est</text:span> atteint, <text:span text:style-name="T1">car toutes les machines sont passives lorsque le jeton atteint l’état terminal </text:span></text:p>
      <text:p text:style-name="P3"/>
      <text:p text:style-name="P2">2</text:p>
      <text:p text:style-name="P2"><text:span text:style-name="T1">L’</text:span>état stable <text:span text:style-name="T2">n’est pas toujours</text:span> atteint, <text:span text:style-name="T3">car le jeton peut arriver à l’état terminal sans que toutes les machines soient passives, donc <text:s/>l’algorithme l’état stable n’est pas atteint à chaque terminaison</text:span></text:p>
      <text:p text:style-name="P3"/>
      <text:p text:style-name="P2">3</text:p>
      <text:p text:style-name="P2"><text:span text:style-name="T1">L’</text:span>état stable <text:span text:style-name="T1">est</text:span> atteint, <text:span text:style-name="T1">car m</text:span><text:span text:style-name="T4">0 lance une vérification en se blanchissant et en envoyant un jeton blanc à la machine </text:span><text:span text:style-name="T5">tant que le jeton qui arrive est noir, ce qui permet de s’assurer qu’à la fin, </text:span><text:span text:style-name="T6">t</text:span><text:span text:style-name="T1">outes les machines sont passives et blanches et le jeton aussi,</text:span></text:p>
      <text:p text:style-name="P2"/>
      <text:p text:style-name="P2">4</text:p>
      <text:p text:style-name="P1"><text:span text:style-name="T1">L’</text:span>état stable <text:span text:style-name="T1">est</text:span> atteint, car ce t’algorithme est une version réduite de l’algorithme 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4:53:46.381537808</meta:creation-date>
    <dc:date>2018-12-17T14:54:29.617945105</dc:date>
    <meta:editing-duration>PT43S</meta:editing-duration>
    <meta:editing-cycles>1</meta:editing-cycles>
    <meta:generator>LibreOffice/6.0.6.2$Linux_X86_64 LibreOffice_project/00m0$Build-2</meta:generator>
    <meta:document-statistic meta:table-count="0" meta:image-count="0" meta:object-count="0" meta:page-count="1" meta:paragraph-count="8" meta:word-count="113" meta:character-count="664" meta:non-whitespace-character-count="557"/>
  </office:meta>
</office:document-meta>
</file>